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c47e" officeooo:paragraph-rsid="0018c47e"/>
    </style:style>
    <style:style style:name="P2" style:family="paragraph" style:parent-style-name="Standard">
      <style:paragraph-properties fo:text-align="center" style:justify-single-word="false"/>
      <style:text-properties officeooo:rsid="0018c47e" officeooo:paragraph-rsid="0018c47e"/>
    </style:style>
    <style:style style:name="P3" style:family="paragraph" style:parent-style-name="Standard">
      <style:text-properties officeooo:rsid="0018c47e" officeooo:paragraph-rsid="001ae982"/>
    </style:style>
    <style:style style:name="P4" style:family="paragraph" style:parent-style-name="Standard">
      <style:text-properties officeooo:rsid="0018c47e" officeooo:paragraph-rsid="002bca3d"/>
    </style:style>
    <style:style style:name="P5" style:family="paragraph" style:parent-style-name="Standard">
      <style:text-properties officeooo:rsid="0018c47e" officeooo:paragraph-rsid="002cda79"/>
    </style:style>
    <style:style style:name="P6" style:family="paragraph" style:parent-style-name="Standard">
      <style:text-properties fo:font-style="italic" officeooo:rsid="0018c47e" officeooo:paragraph-rsid="0018c47e" style:font-style-asian="italic" style:font-style-complex="italic"/>
    </style:style>
    <style:style style:name="P7" style:family="paragraph" style:parent-style-name="Standard">
      <style:text-properties officeooo:rsid="001979a6" officeooo:paragraph-rsid="001979a6"/>
    </style:style>
    <style:style style:name="P8" style:family="paragraph" style:parent-style-name="Standard">
      <style:text-properties officeooo:rsid="001979a6" officeooo:paragraph-rsid="001ae982"/>
    </style:style>
    <style:style style:name="P9" style:family="paragraph" style:parent-style-name="Standard">
      <style:text-properties officeooo:rsid="001979a6" officeooo:paragraph-rsid="002ba193"/>
    </style:style>
    <style:style style:name="P10" style:family="paragraph" style:parent-style-name="Standard">
      <style:text-properties officeooo:paragraph-rsid="001979a6"/>
    </style:style>
    <style:style style:name="P11" style:family="paragraph" style:parent-style-name="Standard">
      <style:text-properties officeooo:rsid="001ae982" officeooo:paragraph-rsid="001ae982"/>
    </style:style>
    <style:style style:name="P12" style:family="paragraph" style:parent-style-name="Standard">
      <style:text-properties officeooo:rsid="001ae982" officeooo:paragraph-rsid="0024b6e2"/>
    </style:style>
    <style:style style:name="P13" style:family="paragraph" style:parent-style-name="Standard">
      <style:text-properties officeooo:rsid="001ae982" officeooo:paragraph-rsid="002ba193"/>
    </style:style>
    <style:style style:name="P14" style:family="paragraph" style:parent-style-name="Standard">
      <style:text-properties officeooo:paragraph-rsid="001ae982"/>
    </style:style>
    <style:style style:name="P15" style:family="paragraph" style:parent-style-name="Standard">
      <style:text-properties officeooo:rsid="001c0d11" officeooo:paragraph-rsid="001c0d11"/>
    </style:style>
    <style:style style:name="P16" style:family="paragraph" style:parent-style-name="Standard">
      <style:text-properties officeooo:rsid="001c0d11" officeooo:paragraph-rsid="0022f092"/>
    </style:style>
    <style:style style:name="P17" style:family="paragraph" style:parent-style-name="Standard">
      <style:text-properties officeooo:rsid="001c0d11" officeooo:paragraph-rsid="0024b6e2"/>
    </style:style>
    <style:style style:name="P18" style:family="paragraph" style:parent-style-name="Standard">
      <style:text-properties officeooo:rsid="001c0d11" officeooo:paragraph-rsid="002bca3d"/>
    </style:style>
    <style:style style:name="P19" style:family="paragraph" style:parent-style-name="Standard">
      <style:text-properties officeooo:rsid="001c0d11" officeooo:paragraph-rsid="002cda79"/>
    </style:style>
    <style:style style:name="P20" style:family="paragraph" style:parent-style-name="Standard">
      <style:text-properties officeooo:rsid="001c0d11" officeooo:paragraph-rsid="0036d628"/>
    </style:style>
    <style:style style:name="P21" style:family="paragraph" style:parent-style-name="Standard">
      <style:text-properties officeooo:rsid="001c0d11" officeooo:paragraph-rsid="00382e9f"/>
    </style:style>
    <style:style style:name="P22" style:family="paragraph" style:parent-style-name="Standard">
      <style:text-properties officeooo:rsid="001c0d11" officeooo:paragraph-rsid="003a23fe"/>
    </style:style>
    <style:style style:name="P23" style:family="paragraph" style:parent-style-name="Standard">
      <style:text-properties officeooo:rsid="001c0d11" officeooo:paragraph-rsid="003a4d4b"/>
    </style:style>
    <style:style style:name="P24" style:family="paragraph" style:parent-style-name="Standard">
      <style:text-properties officeooo:rsid="001c0d11" officeooo:paragraph-rsid="003b7f0e"/>
    </style:style>
    <style:style style:name="P25" style:family="paragraph" style:parent-style-name="Standard">
      <style:text-properties officeooo:rsid="0024b6e2" officeooo:paragraph-rsid="0024b6e2"/>
    </style:style>
    <style:style style:name="P26" style:family="paragraph" style:parent-style-name="Standard">
      <style:text-properties officeooo:rsid="00264966" officeooo:paragraph-rsid="00264966"/>
    </style:style>
    <style:style style:name="P27" style:family="paragraph" style:parent-style-name="Standard">
      <style:text-properties officeooo:rsid="00281252" officeooo:paragraph-rsid="00281252"/>
    </style:style>
    <style:style style:name="P28" style:family="paragraph" style:parent-style-name="Standard">
      <style:text-properties officeooo:rsid="00281252" officeooo:paragraph-rsid="0029f876"/>
    </style:style>
    <style:style style:name="P29" style:family="paragraph" style:parent-style-name="Standard">
      <style:text-properties officeooo:rsid="0029f876" officeooo:paragraph-rsid="0029f876"/>
    </style:style>
    <style:style style:name="P30" style:family="paragraph" style:parent-style-name="Standard">
      <style:text-properties officeooo:rsid="0029f876" officeooo:paragraph-rsid="002ba193"/>
    </style:style>
    <style:style style:name="P31" style:family="paragraph" style:parent-style-name="Standard">
      <style:text-properties officeooo:rsid="002ba193" officeooo:paragraph-rsid="002ba193"/>
    </style:style>
    <style:style style:name="P32" style:family="paragraph" style:parent-style-name="Standard">
      <style:text-properties officeooo:rsid="002bca3d" officeooo:paragraph-rsid="002bca3d"/>
    </style:style>
    <style:style style:name="P33" style:family="paragraph" style:parent-style-name="Standard">
      <style:text-properties officeooo:rsid="002cda79" officeooo:paragraph-rsid="002cda79"/>
    </style:style>
    <style:style style:name="P34" style:family="paragraph" style:parent-style-name="Standard">
      <style:text-properties officeooo:rsid="002e32dd" officeooo:paragraph-rsid="002e32dd"/>
    </style:style>
    <style:style style:name="P35" style:family="paragraph" style:parent-style-name="Standard">
      <style:text-properties officeooo:rsid="00382e9f" officeooo:paragraph-rsid="00382e9f"/>
    </style:style>
    <style:style style:name="P36" style:family="paragraph" style:parent-style-name="Standard">
      <style:text-properties officeooo:rsid="003a23fe" officeooo:paragraph-rsid="0036d628"/>
    </style:style>
    <style:style style:name="P37" style:family="paragraph" style:parent-style-name="Standard">
      <style:text-properties officeooo:rsid="003a23fe" officeooo:paragraph-rsid="003a23fe"/>
    </style:style>
    <style:style style:name="P38" style:family="paragraph" style:parent-style-name="Standard">
      <style:text-properties officeooo:rsid="003a23fe" officeooo:paragraph-rsid="003a4d4b"/>
    </style:style>
    <style:style style:name="T1" style:family="text">
      <style:text-properties officeooo:rsid="0018c47e"/>
    </style:style>
    <style:style style:name="T2" style:family="text">
      <style:text-properties officeooo:rsid="001979a6"/>
    </style:style>
    <style:style style:name="T3" style:family="text">
      <style:text-properties officeooo:rsid="001ae982"/>
    </style:style>
    <style:style style:name="T4" style:family="text">
      <style:text-properties officeooo:rsid="001c0d11"/>
    </style:style>
    <style:style style:name="T5" style:family="text">
      <style:text-properties officeooo:rsid="001fea20"/>
    </style:style>
    <style:style style:name="T6" style:family="text">
      <style:text-properties officeooo:rsid="0022f092"/>
    </style:style>
    <style:style style:name="T7" style:family="text">
      <style:text-properties officeooo:rsid="0024b6e2"/>
    </style:style>
    <style:style style:name="T8" style:family="text">
      <style:text-properties officeooo:rsid="0029f876"/>
    </style:style>
    <style:style style:name="T9" style:family="text">
      <style:text-properties officeooo:rsid="002ba193"/>
    </style:style>
    <style:style style:name="T10" style:family="text">
      <style:text-properties officeooo:rsid="00331ed4"/>
    </style:style>
    <style:style style:name="T11" style:family="text">
      <style:text-properties officeooo:rsid="0036d628"/>
    </style:style>
    <style:style style:name="T12" style:family="text">
      <style:text-properties officeooo:rsid="00382e9f"/>
    </style:style>
    <style:style style:name="T13" style:family="text">
      <style:text-properties officeooo:rsid="003a23fe"/>
    </style:style>
    <style:style style:name="T14" style:family="text">
      <style:text-properties officeooo:rsid="003a4d4b"/>
    </style:style>
    <style:style style:name="T15" style:family="text">
      <style:text-properties officeooo:rsid="003b7f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5">Union of Existential Paths</text:span></text:p>
      <text:p text:style-name="P2">by Sven Nilsen, 2019</text:p>
      <text:p text:style-name="Standard"/>
      <text:p text:style-name="P6">In this paper I <text:span text:style-name="T4">show a way to take the union of existential paths of boolean functions with logical OR</text:span>.</text:p>
      <text:p text:style-name="Standard"/>
      <text:p text:style-name="P15">The major result of this paper is the following <text:span text:style-name="T6">two</text:span> law<text:span text:style-name="T6">s</text:span>:</text:p>
      <text:p text:style-name="P15"/>
      <text:p text:style-name="P16"><text:tab/><text:span text:style-name="T5">∃f{h} ∨ ∃g{h}<text:tab/>&lt;=&gt;<text:tab/><text:tab/>if(∃(f ∨ g){h}, ∃(f ∧ g){h})</text:span></text:p>
      <text:p text:style-name="P15"/>
      <text:p text:style-name="P17"><text:tab/>f : T → bool</text:p>
      <text:p text:style-name="P17"><text:tab/>g : T → bool</text:p>
      <text:p text:style-name="P17"><text:tab/>h : T → bool</text:p>
      <text:p text:style-name="P17"><text:tab/><text:span text:style-name="T9">if : (bool → bool) ⨯ (bool → bool) → (bool → bool)</text:span></text:p>
      <text:p text:style-name="P17"><text:tab/><text:span text:style-name="T9">if(a : bool → bool, b : bool → bool) = \(x : bool) = if x { a(x) } else { b(x) }</text:span></text:p>
      <text:p text:style-name="P7"/>
      <text:p text:style-name="P25">These laws are interpreted using Higher Order Operator Overloading.</text:p>
      <text:p text:style-name="P7"/>
      <text:p text:style-name="P7">In first-order logic there is a “there-exists-loop”, also called an “any-loop”:</text:p>
      <text:p text:style-name="P7"/>
      <text:p text:style-name="P7"><text:tab/>∃ x { f(x) }<text:tab/><text:tab/>&lt;=&gt;<text:tab/><text:tab/>any x { f(x) }</text:p>
      <text:p text:style-name="P7"/>
      <text:p text:style-name="P7">This loop returns `true` if <text:span text:style-name="T3">`f` returns `true` for some input and `false` otherwise:</text:span></text:p>
      <text:p text:style-name="P7"/>
      <text:p text:style-name="P8"><text:tab/>∃ x { f(x) }<text:tab/><text:tab/><text:span text:style-name="T3">&lt;=&gt;<text:tab/><text:tab/>(</text:span>∃<text:span text:style-name="T3">f)(true)</text:span></text:p>
      <text:p text:style-name="P7"/>
      <text:p text:style-name="P11">Here, `<text:span text:style-name="T2">∃</text:span>f` means the existential path of `f`.</text:p>
      <text:p text:style-name="P7"/>
      <text:p text:style-name="P7">If the body contains an if-expression filtering by `h`, then one can say the loop iterates over `h`:</text:p>
      <text:p text:style-name="P7"/>
      <text:p text:style-name="P7"><text:tab/>∃ x { if h(x) { f(x) } else { false } }<text:tab/><text:tab/>&lt;=&gt;<text:tab/>∃ x : h { f(x) }</text:p>
      <text:p text:style-name="P14"/>
      <text:p text:style-name="P8">One can also say that `x` has the sub-type `h`, written `x : h`.</text:p>
      <text:p text:style-name="P7"/>
      <text:p text:style-name="P7">If there are two <text:span text:style-name="T3">such </text:span>loops connected by logical OR, then the two loops can be joined:</text:p>
      <text:p text:style-name="Standard"/>
      <text:p text:style-name="P10"><text:tab/>∃ <text:span text:style-name="T1">x : h { f(x) } ∨ ∃ x : h { g(x) }<text:tab/>&lt;=&gt;<text:tab/>∃ x : h { f(x) ∨ g(x) }</text:span></text:p>
      <text:p text:style-name="Standard"/>
      <text:p text:style-name="P1">However, the same is not true for logical AND:</text:p>
      <text:p text:style-name="P1"/>
      <text:p text:style-name="P1"><text:tab/>∃ x : h { f(x) } ∧ ∃ x : h { g(x) } <text:tab/>&lt;¬=&gt;<text:tab/><text:tab/>∃ x : h { f(x) ∧ g(x) }</text:p>
      <text:p text:style-name="P12"/>
      <text:p text:style-name="P12"><text:span text:style-name="T7">Intuitively, if two any-loops iterates over the same collection, the performance can be improved by joining the two loops together. If `f` returns `true` for some input and `g` returns `true` for some input, then it is not always the case that `f` returns `true` for some input as when `g` returns `true`.</text:span></text:p>
      <text:p text:style-name="P26"/>
      <text:p text:style-name="P26"><text:soft-page-break/><text:span text:style-name="T8">Previously, I showed that the same law does not work for logical AND. </text:span>However, if `f` <text:span text:style-name="T8">returns `true` for all inputs and `g` returns `true` for all inputs, then they both return `true` for the same input:</text:span></text:p>
      <text:p text:style-name="P27"/>
      <text:p text:style-name="P28"><text:tab/><text:span text:style-name="T3">∀ x : h { f(x) } ∧ ∀ x : h { g(x) }<text:tab/></text:span>&lt;=&gt;<text:tab/><text:span text:style-name="T3">∀ x : h { f(x) ∧ g(x) }</text:span></text:p>
      <text:p text:style-name="P27"/>
      <text:p text:style-name="P31">So, there is a similar law for logical AND, but for for-all loops instead <text:span text:style-name="T15">of there-exists-loops</text:span>.</text:p>
      <text:p text:style-name="P31"/>
      <text:p text:style-name="P30">These two laws are related through the existential path of boolean functions.</text:p>
      <text:p text:style-name="P30"/>
      <text:p text:style-name="P30">When the existential path `<text:span text:style-name="T1">∃</text:span>f{h}` of `f{h}` returns `true` for input <text:span text:style-name="T9">`true`</text:span>,<text:line-break/>it means there exists some input <text:span text:style-name="T9">`x : h`</text:span> <text:span text:style-name="T9">of `f` such that `f` returns `true`:</text:span></text:p>
      <text:p text:style-name="P29"/>
      <text:p text:style-name="P9"><text:tab/>∃ x : h { f(x) }<text:tab/><text:tab/><text:span text:style-name="T3">&lt;=&gt;<text:tab/><text:tab/>(</text:span>∃<text:span text:style-name="T3">f{h})(true)<text:tab/><text:tab/><text:tab/>(1)</text:span></text:p>
      <text:p text:style-name="P27"/>
      <text:p text:style-name="P31">When the existential path `<text:span text:style-name="T1">∃f{h}</text:span>` of `f{h}` does not return `true` for `false`,</text:p>
      <text:p text:style-name="P31">it means all input `x : h` of `f` makes `f` return `true`:</text:p>
      <text:p text:style-name="P31"/>
      <text:p text:style-name="P31"><text:tab/><text:span text:style-name="T3">∀ x : h { f(x) }<text:tab/></text:span>&lt;=&gt;<text:tab/><text:tab/><text:span text:style-name="T3">¬(∃f{h})(</text:span>false<text:span text:style-name="T3">)<text:tab/><text:tab/>(2)</text:span></text:p>
      <text:p text:style-name="P27"/>
      <text:p text:style-name="P11">Using Higher Order Operator Overloading (HOOO) <text:span text:style-name="T9">on the two laws</text:span>:</text:p>
      <text:p text:style-name="P11"/>
      <text:p text:style-name="P11"><text:tab/><text:span text:style-name="T1">∃ x : h { f(x) ∨ g(x) }<text:tab/><text:tab/></text:span>&lt;=&gt;<text:tab/><text:tab/><text:span text:style-name="T1">∃ x : h { </text:span>(<text:span text:style-name="T1">f ∨ </text:span>g)<text:span text:style-name="T1">(x) }</text:span></text:p>
      <text:p text:style-name="P13"><text:tab/>∀ x : h { f(x) ∧ g(x) }<text:tab/><text:tab/><text:span text:style-name="T9">&lt;=&gt;<text:tab/><text:tab/></text:span>∀ x : h { <text:span text:style-name="T9">(</text:span>f ∧ g<text:span text:style-name="T9">)</text:span>(x) }</text:p>
      <text:p text:style-name="P15"/>
      <text:p text:style-name="P32">In the first case, one can use 1) to prove the following:</text:p>
      <text:p text:style-name="P18"><text:tab/></text:p>
      <text:p text:style-name="P4"><text:tab/><text:span text:style-name="T3">(∃f{h})(true) </text:span>∨ <text:span text:style-name="T3">(∃g{h})(true)<text:tab/><text:tab/>&lt;=&gt;<text:tab/>(∃(</text:span>f ∨ <text:span text:style-name="T3">g){h})(true)</text:span></text:p>
      <text:p text:style-name="P15"/>
      <text:p text:style-name="P18"><text:tab/>∃ <text:span text:style-name="T1">x : h { f(x) } ∨ ∃ x : h { g(x) }<text:tab/>&lt;=&gt;<text:tab/>(∃f{h})(true) ∨ (∃g{h})(true)<text:tab/></text:span></text:p>
      <text:p text:style-name="P18"><text:tab/><text:span text:style-name="T1">∃ x : h { (f ∨ g)(x) }<text:tab/><text:tab/><text:tab/>&lt;=&gt;<text:tab/>(∃(f ∨ g){h})(true)</text:span></text:p>
      <text:p text:style-name="P1"/>
      <text:p text:style-name="P32">In the second case, one can use 2) to prove the following:</text:p>
      <text:p text:style-name="P32"/>
      <text:p text:style-name="P32"><text:tab/><text:span text:style-name="T3">¬(∃f{h})(false) ∧ ¬(∃</text:span>g<text:span text:style-name="T3">{h})(false)<text:tab/></text:span>&lt;=&gt;<text:tab/><text:span text:style-name="T3">¬(∃</text:span>(<text:span text:style-name="T3">f ∧ </text:span>g)<text:span text:style-name="T3">{h})(false)</text:span></text:p>
      <text:p text:style-name="P32"/>
      <text:p text:style-name="P32"><text:tab/><text:span text:style-name="T3">∀ x : h { f(x) } ∧ ∀ x : h { g(x) }<text:tab/></text:span>&lt;=&gt;<text:tab/><text:span text:style-name="T3">¬(∃f{h})(false) ∧ ¬(∃</text:span>g<text:span text:style-name="T3">{h})(false)</text:span></text:p>
      <text:p text:style-name="P32"><text:tab/><text:span text:style-name="T3">∀ x : h { (f ∧ g)(x) }<text:tab/><text:tab/><text:tab/></text:span>&lt;=&gt;<text:tab/><text:span text:style-name="T3">¬(∃</text:span>(<text:span text:style-name="T3">f ∧ </text:span>g)<text:span text:style-name="T3">{h})(false)</text:span></text:p>
      <text:p text:style-name="P3"/>
      <text:p text:style-name="P32">Using De Morgan’s law in the second case:</text:p>
      <text:p text:style-name="P32"/>
      <text:p text:style-name="P32"><text:tab/><text:span text:style-name="T3">¬(∃f{h})(false) ∧ ¬(∃</text:span>g<text:span text:style-name="T3">{h})(false)<text:tab/></text:span>&lt;=&gt;<text:tab/><text:span text:style-name="T3">¬(∃</text:span>(<text:span text:style-name="T3">f ∧ </text:span>g)<text:span text:style-name="T3">{h})(false)</text:span></text:p>
      <text:p text:style-name="P32"><text:tab/><text:span text:style-name="T3">¬</text:span>(<text:span text:style-name="T3">(∃f{h})(false) ∨ (∃</text:span>g<text:span text:style-name="T3">{h})(false)</text:span>)<text:span text:style-name="T3"><text:tab/></text:span>&lt;=&gt;<text:tab/><text:span text:style-name="T3">¬(∃</text:span>(<text:span text:style-name="T3">f ∧ </text:span>g)<text:span text:style-name="T3">{h})(false)</text:span></text:p>
      <text:p text:style-name="P32"><text:tab/><text:span text:style-name="T3">(∃f{h})(false) ∨ (∃</text:span>g<text:span text:style-name="T3">{h})(false)<text:tab/></text:span>&lt;=&gt;<text:tab/><text:span text:style-name="T3">(∃</text:span>(<text:span text:style-name="T3">f ∧ </text:span>g)<text:span text:style-name="T3">{h})(false)</text:span></text:p>
      <text:p text:style-name="P32"/>
      <text:p text:style-name="P33">Together I have handled the cases when both `f{h}` and `g{h}` returns the same output:</text:p>
      <text:p text:style-name="P33"/>
      <text:p text:style-name="P33"><text:tab/><text:span text:style-name="T3">(∃f{h})(true) ∨ (∃g{h})(true)<text:tab/><text:tab/>&lt;=&gt;<text:tab/>(∃(f ∨ g){h})(true)</text:span></text:p>
      <text:p text:style-name="P33"><text:tab/><text:span text:style-name="T3">(∃f{h})(false) ∨ (∃g{h})(false)<text:tab/>&lt;=&gt;<text:tab/>(∃(f ∧ g){h})(false)</text:span></text:p>
      <text:p text:style-name="P32"/>
      <text:p text:style-name="P33"><text:soft-page-break/>To combine the cases into a single function, I use the `if` function:</text:p>
      <text:p text:style-name="P33"/>
      <text:p text:style-name="P33"><text:tab/><text:span text:style-name="T3">∃f{h} ∨ ∃g{h}<text:tab/></text:span>&lt;=&gt;<text:tab/>if(<text:span text:style-name="T3">∃(f ∨ g){h}, ∃(f ∧ g){h}</text:span>)</text:p>
      <text:p text:style-name="P32"/>
      <text:p text:style-name="P5"><text:tab/><text:span text:style-name="T9">if : (bool → bool) ⨯ (bool → bool) → (bool → bool)</text:span></text:p>
      <text:p text:style-name="P19"><text:tab/><text:span text:style-name="T9">if(a : bool → bool, b : bool → bool) = \(x : bool) = if x { a(x) } else { b(x) }</text:span></text:p>
      <text:p text:style-name="P19"/>
      <text:p text:style-name="P34">This results in the law that is the major result of this paper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4:22:57.871148000</meta:creation-date>
    <dc:date>2019-09-02T20:22:20.030070000</dc:date>
    <meta:editing-duration>PT4M2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57" meta:word-count="788" meta:character-count="3748" meta:non-whitespace-character-count="2960"/>
  </office:meta>
</office:document-meta>
</file>